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break-before="auto" fo:break-after="auto" style:writing-mode="lr-tb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 fo:break-before="auto" fo:break-after="auto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end" style:justify-single-word="false" fo:break-before="auto" fo:break-after="auto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 fo:break-before="auto" fo:break-after="auto" style:writing-mode="lr-tb"/>
      <style:text-properties fo:font-size="14pt" style:font-size-asian="14pt" style:font-size-complex="14pt"/>
    </style:style>
    <style:style style:name="P12" style:family="paragraph" style:parent-style-name="Standard">
      <style:paragraph-properties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break-before="auto" fo:break-after="auto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 fo:break-before="auto" fo:break-after="auto" style:writing-mode="lr-tb">
        <style:tab-stops>
          <style:tab-stop style:position="16.0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break-before="auto" fo:break-after="auto" style:writing-mode="lr-tb">
        <style:tab-stops>
          <style:tab-stop style:position="16.0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break-before="auto" fo:break-after="auto" style:writing-mode="lr-tb">
        <style:tab-stops>
          <style:tab-stop style:position="16.081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2">
      <style:paragraph-properties fo:break-before="auto" fo:break-after="auto" style:writing-mode="lr-tb">
        <style:tab-stops>
          <style:tab-stop style:position="14.81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break-before="auto" fo:break-after="auto" style:writing-mode="lr-tb">
        <style:tab-stops>
          <style:tab-stop style:position="14.194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 fo:break-before="auto" fo:break-after="auto" style:writing-mode="lr-tb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>
        <style:tab-stops>
          <style:tab-stop style:position="16.087cm"/>
        </style:tab-stops>
      </style:paragraph-properties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>
        <style:tab-stops>
          <style:tab-stop style:position="16.0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margin-top="0.372cm" fo:margin-bottom="0cm" fo:line-height="94%" fo:text-align="center" style:justify-single-word="false" fo:text-indent="0cm" style:auto-text-indent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 style:writing-mode="lr-tb">
        <style:tab-stops>
          <style:tab-stop style:position="14.81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9.991cm" fo:margin-right="0cm" fo:text-align="justify" style:justify-single-word="false" fo:text-indent="0cm" style:auto-text-indent="false" fo:break-before="auto" fo:break-after="auto" style:writing-mode="lr-tb"/>
      <style:text-properties fo:font-size="14pt" style:font-size-asian="14pt" style:font-size-complex="14pt"/>
    </style:style>
    <style:style style:name="P31" style:family="paragraph" style:parent-style-name="Standard">
      <style:paragraph-properties fo:margin-left="9.991cm" fo:margin-right="0cm" fo:text-align="justify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text-align="center" style:justify-single-word="false" fo:text-indent="1.101cm" style:auto-text-indent="false" fo:break-before="page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1.101cm" style:auto-text-indent="false" style:writing-mode="lr-tb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cm" fo:margin-right="0cm" fo:text-align="center" style:justify-single-word="false" fo:text-indent="1.101cm" style:auto-text-indent="false" fo:break-before="auto" fo:break-after="auto" style:writing-mode="lr-tb"/>
    </style:style>
    <style:style style:name="P35" style:family="paragraph" style:parent-style-name="Standard">
      <style:paragraph-properties fo:margin-left="0cm" fo:margin-right="0cm" fo:text-align="justify" style:justify-single-word="false" fo:text-indent="1.101cm" style:auto-text-indent="false" fo:break-before="auto" fo:break-after="auto" style:writing-mode="lr-tb"/>
    </style:style>
    <style:style style:name="P36" style:family="paragraph" style:parent-style-name="Standard" style:master-page-name="Титулка">
      <style:paragraph-properties fo:text-align="center" style:justify-single-word="false" style:page-number="auto" fo:break-before="auto" fo:break-after="auto" style:writing-mode="lr-tb"/>
      <style:text-properties fo:font-size="14pt" style:font-size-asian="14pt" style:font-size-complex="14pt"/>
    </style:style>
    <style:style style:name="P37" style:family="paragraph" style:parent-style-name="Standard">
      <style:paragraph-properties fo:margin-left="1.249cm" fo:margin-right="0cm" fo:text-indent="0cm" style:auto-text-indent="false" fo:break-before="auto" fo:break-after="auto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1.249cm" fo:margin-right="0cm" fo:text-indent="0cm" style:auto-text-indent="false" fo:break-before="auto" fo:break-after="auto" style:writing-mode="lr-tb">
        <style:tab-stops>
          <style:tab-stop style:position="14.838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margin-left="1.249cm" fo:margin-right="0cm" fo:text-indent="0cm" style:auto-text-indent="false" fo:break-before="auto" fo:break-after="auto" style:writing-mode="lr-tb">
        <style:tab-stops>
          <style:tab-stop style:position="14.81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indent="1.249cm" style:auto-text-indent="false" fo:break-before="auto" fo:break-after="auto" style:writing-mode="lr-tb">
        <style:tab-stops>
          <style:tab-stop style:position="16.0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text-indent="1.249cm" style:auto-text-indent="false" fo:break-before="auto" fo:break-after="auto" style:writing-mode="lr-tb">
        <style:tab-stops>
          <style:tab-stop style:position="16.081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1.27cm" fo:margin-right="0cm" fo:text-indent="0cm" style:auto-text-indent="false" fo:break-before="auto" fo:break-after="auto" style:writing-mode="lr-tb">
        <style:tab-stops>
          <style:tab-stop style:position="14.81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3" style:family="paragraph" style:parent-style-name="Heading_20_3">
      <style:paragraph-properties fo:text-align="center" style:justify-single-word="false" fo:break-before="auto" fo:break-after="auto" style:writing-mode="lr-tb"/>
    </style:style>
    <style:style style:name="P44" style:family="paragraph" style:parent-style-name="Heading_20_5">
      <style:paragraph-properties fo:break-before="auto" fo:break-after="auto" style:writing-mode="lr-tb"/>
      <style:text-properties fo:font-size="14pt" style:font-size-asian="14pt" style:font-size-complex="14pt"/>
    </style:style>
    <style:style style:name="P45" style:family="paragraph" style:parent-style-name="Heading_20_5">
      <style:paragraph-properties fo:text-align="center" style:justify-single-word="false" fo:break-before="auto" fo:break-after="auto" style:writing-mode="lr-tb"/>
    </style:style>
    <style:style style:name="P46" style:family="paragraph" style:parent-style-name="Heading_20_4">
      <style:paragraph-properties fo:text-align="center" style:justify-single-word="false" fo:break-before="page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3" style:family="text">
      <style:text-properties fo:color="#000000" style:text-line-through-style="none" style:font-name="Times New Roman" fo:font-style="normal" style:text-underline-style="none" style:font-name-asian="Times New Roman" style:font-style-asian="normal" style:font-name-complex="Times New Roman" style:font-style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Verdana" style:font-name-asian="Verdana" style:font-name-complex="Verdana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МІНІСТЕРСТВО ОСВІТИ І НАУКИ УКРАЇНИ</text:span></text:p>
      <text:p text:style-name="P11"><text:span text:style-name="T1">ПОЛТАВСЬКИЙ НАЦІОНАЛЬНИЙ ТЕХНІЧНИЙ <text:s/>УНІВЕРСИТЕТ </text:span></text:p>
      <text:p text:style-name="P11"><text:span text:style-name="T1">ІМЕНІ ЮРІЯ КОНДРАТЮКА</text:span></text:p>
      <text:p text:style-name="P21"/>
      <text:p text:style-name="P25"><text:span text:style-name="T2">ФАКУЛЬТЕТ ІНФОРМАЦІЙНИХ ТА ТЕЛЕКОМУНІКАЦІЙНИХ ТЕХНОЛОГІЙ І СИСТЕМ</text:span></text:p>
      <text:p text:style-name="P4"/>
      <text:p text:style-name="P11"><text:span text:style-name="T1">КАФЕДРА <text:s/>ПРИКЛАДНОЇ <text:s/>МАТЕМАТИКИ, ІНФОРМАТИКИ ТА </text:span></text:p>
      <text:p text:style-name="P11"><text:span text:style-name="T1">МАТЕМАТИЧНОГО МОДЕЛЮВАННЯ</text:span></text:p>
      <text:p text:style-name="P12"/>
      <text:p text:style-name="P28"/>
      <text:p text:style-name="P6"/>
      <text:h text:style-name="P43" text:outline-level="10"><text:span text:style-name="T4">ДИПЛОМНА <text:s/>РОБОТА СПЕЦІАЛІСТА</text:span></text:h>
      <text:p text:style-name="P7"/>
      <text:p text:style-name="P11"><text:span text:style-name="T1">зі спеціальності 7.080201 «Інформатика»</text:span></text:p>
      <text:p text:style-name="P13"/>
      <text:p text:style-name="P11"><text:span text:style-name="T1">на тему</text:span></text:p>
      <text:p text:style-name="P8"/>
      <text:p text:style-name="P3"><text:span text:style-name="T5">«Матричнні ігри»</text:span></text:p>
      <text:p text:style-name="P22"/>
      <text:p text:style-name="P22"/>
      <text:h text:style-name="P45" text:outline-level="10"><text:span text:style-name="T6">Студента групи 501-ЕІ <text:s/>Фесюри Сергія Леонідовича</text:span></text:h>
      <text:h text:style-name="P44" text:outline-level="10"/>
      <text:p text:style-name="P10"/>
      <text:p text:style-name="P30"><text:span text:style-name="T1">Керівник роботи</text:span></text:p>
      <text:p text:style-name="P30"><text:span text:style-name="T1">кадидат фіз.-мат. наук,</text:span></text:p>
      <text:p text:style-name="P31"><text:span text:style-name="T3">доцент Іванов М.І.</text:span></text:p>
      <text:p text:style-name="P23"/>
      <text:p text:style-name="P5"/>
      <text:p text:style-name="P31">Завідувач кафедри </text:p>
      <text:p text:style-name="P31">доктор фіз.-мат. наук,</text:p>
      <text:p text:style-name="P31">професор Губреєв Г.М.</text:p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1"><text:span text:style-name="T1">Полтава <text:s/>2012</text:span></text:p>
      <text:p text:style-name="P32">РЕФЕРАТ</text:p>
      <text:p text:style-name="P34"/>
      <text:p text:style-name="P35">Дипломна робота спеціаліста: __ с., __ малюнки, __ додатки, __ джерел.</text:p>
      <text:p text:style-name="P35">Об’єкт дослідження <text:span text:style-name="T7"></text:span> матричні ігри.</text:p>
      <text:p text:style-name="P35">Мета роботи <text:span text:style-name="T7"></text:span> розроблення ефективного методу та його програмної реалізації знаходження оптимального розв’язку матричної гри.</text:p>
      <text:p text:style-name="P35">Методи <text:span text:style-name="T7"></text:span> симплексний, Брауна-Робінсона, графічний. Програма реалізована в середовищі Komodo Edit на мові JavaScript.</text:p>
      <text:p text:style-name="P35"/>
      <text:p text:style-name="P35">Відповідно до поставленого завдання <text:s/>у роботі досліджено викладені раніше підходи до розв’язування матричних ігор. Здійснена програмна реалізація трьох основних методів. </text:p>
      <text:p text:style-name="P35"/>
      <text:p text:style-name="P33"><text:span text:style-name="T1">Ключові слова: МАТРИЧН ІГРИ, СИМПЛЕКС-МЕТОД, МЕТОД БРАУНА-РОБІНСОНА, ГРАФІЧНИЙ МЕТОД. </text:span></text:p>
      <text:h text:style-name="P46" text:outline-level="10">ЗМІСТ</text:h>
      <text:p text:style-name="P20"/>
      <text:p text:style-name="P26"><text:span text:style-name="T3">ПЕРЕЛІК УМОВНИХ ПОЗНАЧЕНЬ, СИВОЛІВ, СКОРОЧЕНЬ</text:span></text:p>
      <text:p text:style-name="P27"><text:span text:style-name="T3">І ТЕРМІНІВ <text:tab/>3</text:span></text:p>
      <text:p text:style-name="P24"/>
      <text:p text:style-name="P15">ВСТУП <text:tab/>4</text:p>
      <text:p text:style-name="P14"/>
      <text:p text:style-name="P16">1 ПОСТАНОВКА ЗАДАЧІ <text:tab/>5</text:p>
      <text:p text:style-name="P38">1.1 Матрична гра<text:tab/>5</text:p>
      <text:p text:style-name="P40">1.2 Математична модель задачі<text:tab/>7</text:p>
      <text:p text:style-name="P14"/>
      <text:p text:style-name="P16">2 <text:s/>ІНФОРМАЦІЙНИЙ ОГЛЯД <text:tab/>9</text:p>
      <text:p text:style-name="P40">2.1 Огляд задач, що зводяться до антагоністичної гри <text:tab/>9</text:p>
      <text:list xml:id="list622656142" text:style-name="L1">
        <text:list-item>
          <text:list>
            <text:list-item>
              <text:p text:style-name="P39">Огляд методів розв’язування антагоністичних ігор<text:tab/>20</text:p>
              <text:p text:style-name="P29"/>
            </text:list-item>
          </text:list>
        </text:list-item>
      </text:list>
      <text:p text:style-name="P16">3 <text:s/>ТЕОРЕТИЧНА <text:s/>ЧАСТИНА<text:tab/>32</text:p>
      <text:p text:style-name="P42">3.1 Використання симплексного <text:s/>та двоїстого симплексного методу в <text:s text:c="6"/>розв’язанні матричних ігор<text:tab/>32</text:p>
      <text:list xml:id="list2108731398" text:style-name="L2">
        <text:list-item>
          <text:list>
            <text:list-item>
              <text:p text:style-name="P19"><text:s/>Використання методу Брауна-Робінсона в розв’язанні<text:line-break/> матричних ігор<text:tab/>38</text:p>
            </text:list-item>
            <text:list-item>
              <text:p text:style-name="P18">Використання графічного методу в розв’язанні матричних ігор</text:p>
            </text:list-item>
          </text:list>
        </text:list-item>
      </text:list>
      <text:p text:style-name="P14"/>
      <text:p text:style-name="P17">4 ПРАКТИЧНА РЕАЛІЗАЦІЯ <text:tab/>37</text:p>
      <text:p text:style-name="P41">4.1 Структура та опис програмного забезпечення<text:tab/>41</text:p>
      <text:p text:style-name="P40">4.2 Інструкція щодо використання<text:tab/>44</text:p>
      <text:p text:style-name="P37"/>
      <text:p text:style-name="P15">ВИСНОВКИ<text:tab/>46</text:p>
      <text:p text:style-name="P16">СПИСОК ВИКОРИСТАНОЇ ЛІТЕРАТУРИ<text:tab/>48</text:p>
      <text:p text:style-name="P26"/>
      <text:p text:style-name="P17">ДОДАТОК А. Вихідні коди программ <text:tab/>4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Standard" style:class="text">
      <style:paragraph-properties fo:margin-left="0cm" fo:margin-right="0cm" fo:text-align="justify" style:justify-single-word="false" fo:text-indent="1.101cm" style:auto-text-indent="false" fo:break-before="auto" fo:break-after="auto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class="text">
      <style:paragraph-properties fo:text-align="justify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Standard" style:class="text">
      <style:paragraph-properties fo:margin-left="1.207cm" fo:margin-right="0cm" fo:text-align="justify" style:justify-single-word="false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List11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1">
      <text:list-level-style-number text:level="1" text:style-name="List11Level0" style:num-suffix="." style:num-format="1">
        <style:list-level-properties text:space-before="0.635cm" text:min-label-width="0.238cm"/>
      </text:list-level-style-number>
      <text:list-level-style-number text:level="2" text:style-name="List11Level1" style:num-suffix="." style:num-format="1">
        <style:list-level-properties text:space-before="1.905cm" text:min-label-width="0.217cm"/>
      </text:list-level-style-number>
      <text:list-level-style-number text:level="3" text:style-name="List11Level2" style:num-suffix="." style:num-format="1">
        <style:list-level-properties text:min-label-width="3.768cm" text:min-label-distance="0.275cm" fo:text-align="end"/>
      </text:list-level-style-number>
      <text:list-level-style-number text:level="4" text:style-name="List11Level3" style:num-suffix="." style:num-format="1">
        <style:list-level-properties text:space-before="4.445cm" text:min-label-width="1.207cm"/>
      </text:list-level-style-number>
      <text:list-level-style-number text:level="5" text:style-name="List11Level4" style:num-suffix="." style:num-format="1">
        <style:list-level-properties text:space-before="5.715cm" text:min-label-width="1.185cm"/>
      </text:list-level-style-number>
      <text:list-level-style-number text:level="6" text:style-name="List11Level5" style:num-suffix="." style:num-format="1">
        <style:list-level-properties text:min-label-width="8.784cm" text:min-label-distance="1.482cm" fo:text-align="end"/>
      </text:list-level-style-number>
      <text:list-level-style-number text:level="7" text:style-name="List11Level6" style:num-suffix="." style:num-format="1">
        <style:list-level-properties text:space-before="8.255cm" text:min-label-width="1.778cm"/>
      </text:list-level-style-number>
      <text:list-level-style-number text:level="8" text:style-name="List11Level7" style:num-suffix="." style:num-format="1">
        <style:list-level-properties text:space-before="9.525cm" text:min-label-width="2.392cm"/>
      </text:list-level-style-number>
      <text:list-level-style-number text:level="9" text:style-name="List11Level8" style:num-suffix="." style:num-format="1">
        <style:list-level-properties text:min-label-width="13.801cm" text:min-label-distance="2.6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Реферат"/>
    <style:master-page style:name="Титулка" style:page-layout-name="Mpm2" style:next-style-name="Реферат"/>
    <style:master-page style:name="Реферат" style:page-layout-name="Mpm2" style:next-style-name="Зміст"/>
    <style:master-page style:name="Зміст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8T11:10:56</meta:creation-date>
    <dc:date>2012-04-18T11:44:26</dc:date>
    <meta:editing-duration>PT33M32S</meta:editing-duration>
    <meta:editing-cycles>4</meta:editing-cycles>
    <meta:generator>LibreOffice/3.4$Unix LibreOffice_project/340m1$Build-602</meta:generator>
    <meta:document-statistic meta:table-count="0" meta:image-count="0" meta:object-count="0" meta:page-count="3" meta:paragraph-count="45" meta:word-count="241" meta:character-count="1845" meta:non-whitespace-character-count="1621"/>
  </office:meta>
</office:document-meta>
</file>